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Standard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153" style:parent-style-name="Standard" style:family="paragraph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P157" style:parent-style-name="Standard" style:family="paragraph">
      <style:text-properties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  <style:style style:name="P16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6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62" style:parent-style-name="Standard" style:family="paragraph">
      <style:text-properties fo:language="en" fo:country="US"/>
    </style:style>
  </office:automatic-styles>
  <office:body>
    <office:text text:use-soft-page-breaks="true">
      <text:p text:style-name="P1">Core</text:p>
      <text:p text:style-name="P2"/>
      <text:p text:style-name="P3">heroCoreInit</text:p>
      <text:p text:style-name="P4">heroCoreStart</text:p>
      <text:p text:style-name="P5">heroCoreClose</text:p>
      <text:p text:style-name="P6">heroCoreGetDeltaTime</text:p>
      <text:p text:style-name="P7">heroCoreModuleSetCapacity</text:p>
      <text:p text:style-name="P8">heroCoreModuleAdd</text:p>
      <text:p text:style-name="P9">heroCoreModuleGet</text:p>
      <text:p text:style-name="P10">heroCoreModuleRemove</text:p>
      <text:p text:style-name="P11"/>
      <text:p text:style-name="P12">Window</text:p>
      <text:p text:style-name="P13"/>
      <text:p text:style-name="P14">heroWindowInit</text:p>
      <text:p text:style-name="P15">heroWindowDestroy</text:p>
      <text:p text:style-name="P16">heroWindowSetFullscreen</text:p>
      <text:p text:style-name="P17">heroWindowGetFullscreen</text:p>
      <text:p text:style-name="P18">heroWindowGetSize</text:p>
      <text:p text:style-name="P19">heroWindowGetSdlWindow</text:p>
      <text:p text:style-name="P20">heroWindowGetId</text:p>
      <text:p text:style-name="P21">heroWindowGetGlContext</text:p>
      <text:p text:style-name="P22">heroWindowHandleEvents</text:p>
      <text:p text:style-name="P23">heroWindowSetEvent</text:p>
      <text:p text:style-name="P24"/>
      <text:p text:style-name="P25">Event</text:p>
      <text:p text:style-name="P26"/>
      <text:p text:style-name="P27">heroEventInit</text:p>
      <text:p text:style-name="P28">heroEventUpdate</text:p>
      <text:p text:style-name="P29">heroEventDestroy</text:p>
      <text:p text:style-name="P30">heroEventAddWindow</text:p>
      <text:p text:style-name="P31">heroEventRemoveWindow</text:p>
      <text:p text:style-name="P32"/>
      <text:p text:style-name="P33">Input</text:p>
      <text:p text:style-name="P34"/>
      <text:p text:style-name="P35">heroInputInit</text:p>
      <text:p text:style-name="P36">heroInputUpdate</text:p>
      <text:p text:style-name="P37">heroInputDestroy</text:p>
      <text:p text:style-name="P38">heroInputKeyPressed</text:p>
      <text:p text:style-name="P39">heroInputKeyDown</text:p>
      <text:p text:style-name="P40">heroInputKeyUp</text:p>
      <text:p text:style-name="P41">heroInputMouseButtonPressed</text:p>
      <text:p text:style-name="P42">heroInputMouseButtonDown</text:p>
      <text:p text:style-name="P43">heroInputMouseButtonUp</text:p>
      <text:p text:style-name="P44">heroInputGetMousePosition</text:p>
      <text:p text:style-name="P45">heroInputSetMousePosition</text:p>
      <text:p text:style-name="P46"/>
      <text:p text:style-name="P47">Debug</text:p>
      <text:p text:style-name="P48"/>
      <text:p text:style-name="P49">glCheckError</text:p>
      <text:p text:style-name="P50">glShaderCheckError</text:p>
      <text:soft-page-break/>
      <text:p text:style-name="P51">glProgramCheckError</text:p>
      <text:p text:style-name="P52"/>
      <text:p text:style-name="P53">Font</text:p>
      <text:p text:style-name="P54"/>
      <text:p text:style-name="P55">heroFontLoad</text:p>
      <text:p text:style-name="P56">heroFontUnload</text:p>
      <text:p text:style-name="P57"/>
      <text:p text:style-name="P58">Texture</text:p>
      <text:p text:style-name="P59"/>
      <text:p text:style-name="P60">heroTextureLoad</text:p>
      <text:p text:style-name="P61">heroTextureUnload</text:p>
      <text:p text:style-name="P62">heroTextureBind</text:p>
      <text:p text:style-name="P63">heroTextureUnbind</text:p>
      <text:p text:style-name="P64">heroTextureFromText</text:p>
      <text:p text:style-name="P65">heroTextureConstruct</text:p>
      <text:p text:style-name="P66">heroTextureGetGlID</text:p>
      <text:p text:style-name="P67">heroTextureGetSize</text:p>
      <text:p text:style-name="P68"/>
      <text:p text:style-name="P69">Shader</text:p>
      <text:p text:style-name="P70"/>
      <text:p text:style-name="P71">heroShaderLoad</text:p>
      <text:p text:style-name="P72">heroShaderUnload</text:p>
      <text:p text:style-name="P73">heroShaderBind</text:p>
      <text:p text:style-name="P74">heroShaderGetUniformLocation</text:p>
      <text:p text:style-name="P75"/>
      <text:p text:style-name="P76">SpriteBatch</text:p>
      <text:p text:style-name="P77"/>
      <text:p text:style-name="P78">heroSpriteBatchInit</text:p>
      <text:p text:style-name="P79">heroSpriteBatchDestroy</text:p>
      <text:p text:style-name="P80">heroSpriteBatchBegin</text:p>
      <text:p text:style-name="P81">heroSpriteBatchEnd</text:p>
      <text:p text:style-name="P82">heroSpriteBatchDrawTexture</text:p>
      <text:p text:style-name="P83">heroSpriteBatchDrawTextureEx</text:p>
      <text:p text:style-name="P84"/>
      <text:p text:style-name="P85">Math</text:p>
      <text:p text:style-name="P86"/>
      <text:p text:style-name="P87">heroMathDeg2rad</text:p>
      <text:p text:style-name="P88">heroMathRad2deg</text:p>
      <text:p text:style-name="P89">heroMathClampI</text:p>
      <text:p text:style-name="P90">heroMathClampF</text:p>
      <text:p text:style-name="P91">heroMathAddI2</text:p>
      <text:p text:style-name="P92">heroMathSubstractI2</text:p>
      <text:p text:style-name="P93">heroMathDotProductI2</text:p>
      <text:p text:style-name="P94">heroMathDistanceI2</text:p>
      <text:p text:style-name="P95">heroMathAddI3</text:p>
      <text:p text:style-name="P96">heroMathSubstract</text:p>
      <text:p text:style-name="P97">heroMathDotProductI3</text:p>
      <text:p text:style-name="P98">heroMathDistanceI3</text:p>
      <text:p text:style-name="P99">heroMathAddI4</text:p>
      <text:p text:style-name="P100">heroMathSubstractI4</text:p>
      <text:soft-page-break/>
      <text:p text:style-name="P101">heroMathLerpF</text:p>
      <text:p text:style-name="P102">heroMathAddF2</text:p>
      <text:p text:style-name="P103">heroMathSubstractF2</text:p>
      <text:p text:style-name="P104">heroMathDotProductF2</text:p>
      <text:p text:style-name="P105">heroMathMultiplyF2</text:p>
      <text:p text:style-name="P106">heroMathNormalizeF2</text:p>
      <text:p text:style-name="P107">heroMathLengthF2</text:p>
      <text:p text:style-name="P108">heroMathDistanceF2</text:p>
      <text:p text:style-name="P109">heroMathRotateF2</text:p>
      <text:p text:style-name="P110">heroMathAddF3</text:p>
      <text:p text:style-name="P111">heroMathSubstractF3</text:p>
      <text:p text:style-name="P112">heroMathDotProductF3</text:p>
      <text:p text:style-name="P113">heroMathCrossProduct</text:p>
      <text:p text:style-name="P114">heroMathMultiplyF3</text:p>
      <text:p text:style-name="P115">heroMathNormalizeF3</text:p>
      <text:p text:style-name="P116">heroMathLengthF3</text:p>
      <text:p text:style-name="P117">heroMathLerpF3</text:p>
      <text:p text:style-name="P118">heroMathDistanceF3</text:p>
      <text:p text:style-name="P119">heroMathAddF4</text:p>
      <text:p text:style-name="P120">heroMathSubstractF4</text:p>
      <text:p text:style-name="P121">heroMathMultiplyF4</text:p>
      <text:p text:style-name="P122">heroMathNormalizeF4</text:p>
      <text:p text:style-name="P123">heroMathLengthF4</text:p>
      <text:p text:style-name="P124">heroMathMultiplyM2x2</text:p>
      <text:p text:style-name="P125">heroMathDeterminentM2x2</text:p>
      <text:p text:style-name="P126">heroMathTansponeM2x2</text:p>
      <text:p text:style-name="P127">heroMathInvertM2x2</text:p>
      <text:p text:style-name="P128">heroMathMultiplyM2x2F2</text:p>
      <text:p text:style-name="P129">heroMathMultiplyM3x3</text:p>
      <text:p text:style-name="P130">heroMathDeterminentM3x3</text:p>
      <text:p text:style-name="P131">heroMathTansponeM3x3</text:p>
      <text:p text:style-name="P132">heroMathInvertM3x3</text:p>
      <text:p text:style-name="P133">heroMathMultiplyM3x3F3</text:p>
      <text:p text:style-name="P134">heroMathMultiplyM4x4</text:p>
      <text:p text:style-name="P135">heroMathDeterminentM4x4</text:p>
      <text:p text:style-name="P136">heroMathTansponeM4x4</text:p>
      <text:p text:style-name="P137">heroMathInvertM4x4</text:p>
      <text:p text:style-name="P138">heroMathMultiplyM4x4F4</text:p>
      <text:p text:style-name="P139">heroMathM4x4ToArray</text:p>
      <text:p text:style-name="P140">heroMathArrayToM4x4</text:p>
      <text:p text:style-name="P141">heroMathTranslateM4x4</text:p>
      <text:p text:style-name="P142">heroMathScaleM4x4</text:p>
      <text:p text:style-name="P143">heroMathRotateXM4x4</text:p>
      <text:p text:style-name="P144">heroMathRotateYM4x4</text:p>
      <text:p text:style-name="P145">heroMathRotateZM4x4</text:p>
      <text:p text:style-name="P146">heroMathRotateXYZM4x4</text:p>
      <text:p text:style-name="P147">heroMathPixelScreenMatrix</text:p>
      <text:p text:style-name="P148">heroMathProjectionMatrix</text:p>
      <text:p text:style-name="P149">heroMathLookAtMatrix</text:p>
      <text:p text:style-name="P150">heroMathOrthographicMatrix</text:p>
      <text:p text:style-name="P151"/>
      <text:p text:style-name="P152">Actor2D</text:p>
      <text:soft-page-break/>
      <text:p text:style-name="P153">heroActor2DGetPosition</text:p>
      <text:p text:style-name="P154">heroActor2DSetPosition</text:p>
      <text:p text:style-name="P155">heroActor2DGetSize</text:p>
      <text:p text:style-name="P156">heroActor2DSetSize</text:p>
      <text:p text:style-name="P157">heroActor2DGetRotation</text:p>
      <text:p text:style-name="P158">heroActor2DSetRotation</text:p>
      <text:p text:style-name="P159"/>
      <text:p text:style-name="P160">Random</text:p>
      <text:p text:style-name="Standard">heroRandomSetSeed</text:p>
      <text:p text:style-name="Standard">heroRandomGetInt</text:p>
      <text:p text:style-name="Standard">heroRandomGetFloat</text:p>
      <text:p text:style-name="Standard"/>
      <text:p text:style-name="P161">Audio</text:p>
      <text:p text:style-name="Normalny">heroAudioInit</text:p>
      <text:p text:style-name="Normalny">heroAudioDestroy</text:p>
      <text:p text:style-name="Normalny">heroAudioMusicLoad</text:p>
      <text:p text:style-name="Normalny">heroAudioMusicUnload</text:p>
      <text:p text:style-name="Normalny">heroAudioMusicPlay</text:p>
      <text:p text:style-name="Normalny">heroAudioMusicStop</text:p>
      <text:p text:style-name="Normalny">heroAudioMusicResume</text:p>
      <text:p text:style-name="Normalny">heroAudioMusicPause</text:p>
      <text:p text:style-name="Normalny">heroAudioMusicIsPlaying</text:p>
      <text:p text:style-name="Normalny">heroAudioMusicIsPaused</text:p>
      <text:p text:style-name="Normalny">heroAudioMusicSetVolume</text:p>
      <text:p text:style-name="Normalny">heroAudioSoundLoad</text:p>
      <text:p text:style-name="Normalny">heroAudioSoundUnload</text:p>
      <text:p text:style-name="Normalny">heroAudioSoundPlay</text:p>
      <text:p text:style-name="Normalny">heroAudioSoundSetVolume</text:p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ksander Filek</dc:creator>
    <meta:creation-date>2021-09-15T19:01:00Z</meta:creation-date>
    <dc:date>2021-09-30T19:04:00Z</dc:date>
    <meta:template xlink:href="Normal" xlink:type="simple"/>
    <meta:editing-cycles>22</meta:editing-cycles>
    <meta:editing-duration>PT1620S</meta:editing-duration>
    <meta:document-statistic meta:page-count="4" meta:paragraph-count="5" meta:word-count="421" meta:character-count="2943" meta:row-count="21" meta:non-whitespace-character-count="2527"/>
  </office:meta>
</office:document-meta>
</file>